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6.408cm"/>
    </style:style>
    <style:style style:name="co10" style:family="table-column">
      <style:table-column-properties fo:break-before="auto" style:column-width="4.992cm"/>
    </style:style>
    <style:style style:name="co11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#b4c7dc"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c7dc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 Missing Value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Nuniques</text:p>
          </table:table-cell>
          <table:table-cell table:style-name="ce6" office:value-type="string" calcext:value-type="string">
            <text:p>dtype</text:p>
          </table:table-cell>
          <table:table-cell table:style-name="ce6" office:value-type="string" calcext:value-type="string">
            <text:p>Nulls</text:p>
          </table:table-cell>
          <table:table-cell table:style-name="ce6" office:value-type="string" calcext:value-type="string">
            <text:p>Nullpercent</text:p>
          </table:table-cell>
          <table:table-cell table:style-name="ce6" office:value-type="string" calcext:value-type="string">
            <text:p>NuniquePercent</text:p>
          </table:table-cell>
          <table:table-cell table:style-name="ce6" office:value-type="string" calcext:value-type="string">
            <text:p>Value counts Min</text:p>
          </table:table-cell>
          <table:table-cell table:style-name="ce6" office:value-type="string" calcext:value-type="string">
            <text:p>Data cleaning improvement suggestion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fect_of_vehic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427" calcext:value-type="float">
            <text:p>4427</text:p>
          </table:table-cell>
          <table:table-cell table:style-name="ce7" office:value-type="float" office:value="35.945112" calcext:value-type="float">
            <text:p>35.945112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/>
          <table:table-cell table:style-name="ce3" office:value-type="string" calcext:value-type="string">
            <text:p>Service_year_of_vehicl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1.893472" calcext:value-type="float">
            <text:p>31.893472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style-name="ce7" office:value-type="float" office:value="3928" calcext:value-type="float">
            <text:p>3928</text:p>
          </table:table-cell>
        </table:table-row>
        <table:table-row table:style-name="ro1">
          <table:table-cell/>
          <table:table-cell table:style-name="ce3" office:value-type="string" calcext:value-type="string">
            <text:p>Work_of_casualit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198" calcext:value-type="float">
            <text:p>3198</text:p>
          </table:table-cell>
          <table:table-cell table:style-name="ce7" office:value-type="float" office:value="25.966223" calcext:value-type="float">
            <text:p>25.966223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7]" office:value-type="float" office:value="3198" calcext:value-type="float">
            <text:p>3198</text:p>
          </table:table-cell>
        </table:table-row>
        <table:table-row table:style-name="ro1">
          <table:table-cell/>
          <table:table-cell table:style-name="ce3" office:value-type="string" calcext:value-type="string">
            <text:p>Fitness_of_casualit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635" calcext:value-type="float">
            <text:p>2635</text:p>
          </table:table-cell>
          <table:table-cell table:style-name="ce7" office:value-type="float" office:value="21.394933" calcext:value-type="float">
            <text:p>21.394933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Normal</text:p>
          </table:table-cell>
          <table:table-cell table:formula="of:=[.E8]" office:value-type="float" office:value="2635" calcext:value-type="float">
            <text:p>2635</text:p>
          </table:table-cell>
        </table:table-row>
        <table:table-row table:style-name="ro1">
          <table:table-cell/>
          <table:table-cell table:style-name="ce3" office:value-type="string" calcext:value-type="string">
            <text:p>Type_of_vehicl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7.713543" calcext:value-type="float">
            <text:p>7.713543</text:p>
          </table:table-cell>
          <table:table-cell table:style-name="ce7" office:value-type="float" office:value="0.138032" calcext:value-type="float">
            <text:p>0.13803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9]" office:value-type="float" office:value="950" calcext:value-type="float">
            <text:p>950</text:p>
          </table:table-cell>
        </table:table-row>
        <table:table-row table:style-name="ro1">
          <table:table-cell/>
          <table:table-cell table:style-name="ce3" office:value-type="string" calcext:value-type="string">
            <text:p>Types_of_Junctio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87" calcext:value-type="float">
            <text:p>887</text:p>
          </table:table-cell>
          <table:table-cell table:style-name="ce7" office:value-type="float" office:value="7.202014" calcext:value-type="float">
            <text:p>7.202014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0]" office:value-type="float" office:value="887" calcext:value-type="float">
            <text:p>887</text:p>
          </table:table-cell>
        </table:table-row>
        <table:table-row table:style-name="ro1">
          <table:table-cell/>
          <table:table-cell table:style-name="ce3" office:value-type="string" calcext:value-type="string">
            <text:p>Driving_experienc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6.731082" calcext:value-type="float">
            <text:p>6.731082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1]" office:value-type="float" office:value="829" calcext:value-type="float">
            <text:p>829</text:p>
          </table:table-cell>
        </table:table-row>
        <table:table-row table:style-name="ro1">
          <table:table-cell/>
          <table:table-cell table:style-name="ce3" office:value-type="string" calcext:value-type="string">
            <text:p>Educational_leve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6.016564" calcext:value-type="float">
            <text:p>6.016564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2]" office:value-type="float" office:value="741" calcext:value-type="float">
            <text:p>741</text:p>
          </table:table-cell>
        </table:table-row>
        <table:table-row table:style-name="ro1">
          <table:table-cell/>
          <table:table-cell table:style-name="ce3" office:value-type="string" calcext:value-type="string">
            <text:p>Vehicle_driver_relati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4.701202" calcext:value-type="float">
            <text:p>4.701202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3]" office:value-type="float" office:value="579" calcext:value-type="float">
            <text:p>579</text:p>
          </table:table-cell>
        </table:table-row>
        <table:table-row table:style-name="ro1">
          <table:table-cell/>
          <table:table-cell table:style-name="ce3" office:value-type="string" calcext:value-type="string">
            <text:p>Owner_of_vehic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3.913608" calcext:value-type="float">
            <text:p>3.913608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4]" office:value-type="float" office:value="482" calcext:value-type="float">
            <text:p>482</text:p>
          </table:table-cell>
        </table:table-row>
        <table:table-row table:style-name="ro1">
          <table:table-cell/>
          <table:table-cell table:style-name="ce3" office:value-type="string" calcext:value-type="string">
            <text:p>Lanes_or_Median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3.126015" calcext:value-type="float">
            <text:p>3.126015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5]" office:value-type="float" office:value="385" calcext:value-type="float">
            <text:p>385</text:p>
          </table:table-cell>
        </table:table-row>
        <table:table-row table:style-name="ro1">
          <table:table-cell/>
          <table:table-cell table:style-name="ce3" office:value-type="string" calcext:value-type="string">
            <text:p>Vehicle_movement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2.500812" calcext:value-type="float">
            <text:p>2.500812</text:p>
          </table:table-cell>
          <table:table-cell table:style-name="ce7" office:value-type="float" office:value="0.105554" calcext:value-type="float">
            <text:p>0.10555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6]" office:value-type="float" office:value="308" calcext:value-type="float">
            <text:p>308</text:p>
          </table:table-cell>
        </table:table-row>
        <table:table-row table:style-name="ro1">
          <table:table-cell/>
          <table:table-cell table:style-name="ce3" office:value-type="string" calcext:value-type="string">
            <text:p>Area_accident_occured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.940565" calcext:value-type="float">
            <text:p>1.940565</text:p>
          </table:table-cell>
          <table:table-cell table:style-name="ce7" office:value-type="float" office:value="0.113673" calcext:value-type="float">
            <text:p>0.11367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7]"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3" office:value-type="string" calcext:value-type="string">
            <text:p>Road_surface_typ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.396557" calcext:value-type="float">
            <text:p>1.396557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8]" office:value-type="float" office:value="172" calcext:value-type="float">
            <text:p>172</text:p>
          </table:table-cell>
        </table:table-row>
        <table:table-row table:style-name="ro1">
          <table:table-cell/>
          <table:table-cell table:style-name="ce3" office:value-type="string" calcext:value-type="string">
            <text:p>Type_of_collis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.258525" calcext:value-type="float">
            <text:p>1.258525</text:p>
          </table:table-cell>
          <table:table-cell table:style-name="ce7" office:value-type="float" office:value="0.081195" calcext:value-type="float">
            <text:p>0.08119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9]" office:value-type="float" office:value="155" calcext:value-type="float">
            <text:p>155</text:p>
          </table:table-cell>
        </table:table-row>
        <table:table-row table:style-name="ro1">
          <table:table-cell/>
          <table:table-cell table:style-name="ce3" office:value-type="string" calcext:value-type="string">
            <text:p>Road_allign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.152972" calcext:value-type="float">
            <text:p>1.152972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20]" office:value-type="float" office:value="142" calcext:value-type="float">
            <text:p>142</text:p>
          </table:table-cell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.720364" calcext:value-type="float">
            <text:p>8.7203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bine rare categori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use_of_accide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16239" calcext:value-type="float">
            <text:p>0.16239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edestrian_move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Weather_conditions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umber_of_casualtie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y_of_week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467" calcext:value-type="float">
            <text:p>146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ge_band_of_casualt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44" calcext:value-type="float">
            <text:p>244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umber_of_vehicles_invol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ge_band_of_driv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sualty_severit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oad_surface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sualty_clas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ight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ex_of_casual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2620" calcext:value-type="float">
            <text:p>262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ex_of_driv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78" calcext:value-type="float">
            <text:p>178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cident_severi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58" calcext:value-type="float">
            <text:p>15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. Encoding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 </text:p>
          </table:table-cell>
          <table:table-cell table:style-name="ce5" office:value-type="string" calcext:value-type="string">
            <text:p>Nuniques</text:p>
          </table:table-cell>
          <table:table-cell table:style-name="ce5" office:value-type="string" calcext:value-type="string">
            <text:p>dtype</text:p>
          </table:table-cell>
          <table:table-cell table:style-name="ce5" office:value-type="string" calcext:value-type="string">
            <text:p>Nulls</text:p>
          </table:table-cell>
          <table:table-cell table:style-name="ce5" office:value-type="string" calcext:value-type="string">
            <text:p>Nullpercent</text:p>
          </table:table-cell>
          <table:table-cell table:style-name="ce5" office:value-type="string" calcext:value-type="string">
            <text:p>NuniquePercent</text:p>
          </table:table-cell>
          <table:table-cell table:style-name="ce5" office:value-type="string" calcext:value-type="string">
            <text:p>Value counts Min</text:p>
          </table:table-cell>
          <table:table-cell table:style-name="ce5" office:value-type="string" calcext:value-type="string">
            <text:p>Type of encoding selected</text:p>
          </table:table-cell>
          <table:table-cell office:value-type="string" calcext:value-type="string">
            <text:p>reason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8" office:value-type="float" office:value="1074" calcext:value-type="float">
            <text:p>107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.720364" calcext:value-type="float">
            <text:p>8.72036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ause_of_accide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6239" calcext:value-type="float">
            <text:p>0.16239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ype_of_vehic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46151" calcext:value-type="float">
            <text:p>0.146151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ea_accident_occured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13673" calcext:value-type="float">
            <text:p>0.11367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ehicle_movement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05554" calcext:value-type="float">
            <text:p>0.105554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allignme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81195" calcext:value-type="float">
            <text:p>0.081195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ype_of_collisio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81195" calcext:value-type="float">
            <text:p>0.08119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edestrian_mov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73076" calcext:value-type="float">
            <text:p>0.073076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eather_condition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73076" calcext:value-type="float">
            <text:p>0.073076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umber_of_casualtie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int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64956" calcext:value-type="float">
            <text:p>0.064956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s_of_Junction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64956" calcext:value-type="float">
            <text:p>0.06495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ork_of_casuality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ay_of_week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467" calcext:value-type="float">
            <text:p>1467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nes_or_Median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42" calcext:value-type="float">
            <text:p>14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riving_experienc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18" calcext:value-type="float">
            <text:p>118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ucational_lev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ge_band_of_casualty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244" calcext:value-type="float">
            <text:p>244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surface_typ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rvice_year_of_vehic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282" calcext:value-type="float">
            <text:p>282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Number_of_vehicles_involved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nt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Fitness_of_casuality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wner_of_vehic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ge_band_of_driv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825" calcext:value-type="float">
            <text:p>825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sualty_severit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surface_condition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sualty_clas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1280" calcext:value-type="float">
            <text:p>128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ght_condition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_of_vehic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ehicle_driver_relatio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123" calcext:value-type="float">
            <text:p>123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x_of_casualt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2620" calcext:value-type="float">
            <text:p>262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x_of_driv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178" calcext:value-type="float">
            <text:p>178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cident_severit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158" calcext:value-type="float">
            <text:p>158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ause_of_accident</text:p>
          </table:table-cell>
          <table:table-cell table:number-columns-repeated="6"/>
          <table:table-cell table:style-name="ce5" office:value-type="string" calcext:value-type="string">
            <text:p>Day_of_wee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_of_vehicle</text:p>
          </table:table-cell>
          <table:table-cell table:number-columns-repeated="6"/>
          <table:table-cell table:style-name="ce5" office:value-type="string" calcext:value-type="string">
            <text:p>Driving_experienc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rea_accident_occured</text:p>
          </table:table-cell>
          <table:table-cell table:number-columns-repeated="6"/>
          <table:table-cell table:style-name="ce5" office:value-type="string" calcext:value-type="string">
            <text:p>Educational_leve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Vehicle_movement</text:p>
          </table:table-cell>
          <table:table-cell table:number-columns-repeated="6"/>
          <table:table-cell table:style-name="ce5" office:value-type="string" calcext:value-type="string">
            <text:p>Age_band_of_casual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Road_allignment</text:p>
          </table:table-cell>
          <table:table-cell table:number-columns-repeated="6"/>
          <table:table-cell table:style-name="ce5" office:value-type="string" calcext:value-type="string">
            <text:p>Service_year_of_vehicl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_of_collision</text:p>
          </table:table-cell>
          <table:table-cell table:number-columns-repeated="6"/>
          <table:table-cell table:style-name="ce5" office:value-type="string" calcext:value-type="string">
            <text:p>Age_band_of_driv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edestrian_movement</text:p>
          </table:table-cell>
          <table:table-cell table:number-columns-repeated="6"/>
          <table:table-cell table:style-name="ce5" office:value-type="string" calcext:value-type="string">
            <text:p>Casualty_severi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Weather_conditions</text:p>
          </table:table-cell>
          <table:table-cell table:number-columns-repeated="6"/>
          <table:table-cell table:style-name="ce5" office:value-type="string" calcext:value-type="string">
            <text:p>Accident_severi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s_of_Junction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Work_of_casuali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Lanes_or_Media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oad_surface_typ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Fitness_of_casuali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Owner_of_vehicl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oad_surface_conditio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Casualty_clas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Light_conditio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Defect_of_vehicl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ehicle_driver_relation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ex_of_casual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ex_of_driver</text:p>
          </table:table-cell>
          <table:table-cell table:number-columns-repeated="9"/>
        </table:table-row>
        <table:table-row table:style-name="ro1" table:number-rows-repeated="104847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ull values" table:style-name="ta1"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feature</text:p>
          </table:table-cell>
          <table:table-cell table:style-name="ce6" office:value-type="string" calcext:value-type="string">
            <text:p>Nuniques</text:p>
          </table:table-cell>
          <table:table-cell table:style-name="ce6" office:value-type="string" calcext:value-type="string">
            <text:p>dtype</text:p>
          </table:table-cell>
          <table:table-cell table:style-name="ce6" office:value-type="string" calcext:value-type="string">
            <text:p>Nulls</text:p>
          </table:table-cell>
          <table:table-cell table:style-name="ce6" office:value-type="string" calcext:value-type="string">
            <text:p>Nullpercent</text:p>
          </table:table-cell>
          <table:table-cell table:style-name="ce6" office:value-type="string" calcext:value-type="string">
            <text:p>NuniquePercent</text:p>
          </table:table-cell>
          <table:table-cell table:style-name="ce6" office:value-type="string" calcext:value-type="string">
            <text:p>Value counts Min</text:p>
          </table:table-cell>
          <table:table-cell table:style-name="ce6" office:value-type="string" calcext:value-type="string">
            <text:p>Data cleaning improvement suggestions</text:p>
          </table:table-cell>
        </table:table-row>
        <table:table-row table:style-name="ro1" table:visibility="filter">
          <table:table-cell table:style-name="ce3" office:value-type="string" calcext:value-type="string">
            <text:p>Time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.720364" calcext:value-type="float">
            <text:p>8.7203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bine rare categories</text:p>
          </table:table-cell>
        </table:table-row>
        <table:table-row table:style-name="ro1" table:visibility="filter">
          <table:table-cell table:style-name="ce3" office:value-type="string" calcext:value-type="string">
            <text:p>Cause_of_accide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16239" calcext:value-type="float">
            <text:p>0.16239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Type_of_vehicl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7.713543" calcext:value-type="float">
            <text:p>7.713543</text:p>
          </table:table-cell>
          <table:table-cell table:style-name="ce7" office:value-type="float" office:value="0.138032" calcext:value-type="float">
            <text:p>0.13803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Area_accident_occured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.940565" calcext:value-type="float">
            <text:p>1.940565</text:p>
          </table:table-cell>
          <table:table-cell table:style-name="ce7" office:value-type="float" office:value="0.113673" calcext:value-type="float">
            <text:p>0.11367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Vehicle_movement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2.500812" calcext:value-type="float">
            <text:p>2.500812</text:p>
          </table:table-cell>
          <table:table-cell table:style-name="ce7" office:value-type="float" office:value="0.105554" calcext:value-type="float">
            <text:p>0.10555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Type_of_collis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.258525" calcext:value-type="float">
            <text:p>1.258525</text:p>
          </table:table-cell>
          <table:table-cell table:style-name="ce7" office:value-type="float" office:value="0.081195" calcext:value-type="float">
            <text:p>0.08119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Pedestrian_move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Weather_conditions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Road_allign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.152972" calcext:value-type="float">
            <text:p>1.152972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Types_of_Junctio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87" calcext:value-type="float">
            <text:p>887</text:p>
          </table:table-cell>
          <table:table-cell table:style-name="ce7" office:value-type="float" office:value="7.202014" calcext:value-type="float">
            <text:p>7.202014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Number_of_casualtie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Work_of_casualit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198" calcext:value-type="float">
            <text:p>3198</text:p>
          </table:table-cell>
          <table:table-cell table:style-name="ce7" office:value-type="float" office:value="25.966223" calcext:value-type="float">
            <text:p>25.966223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Lanes_or_Median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3.126015" calcext:value-type="float">
            <text:p>3.126015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Day_of_week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467" calcext:value-type="float">
            <text:p>1467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Driving_experienc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6.731082" calcext:value-type="float">
            <text:p>6.731082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Educational_leve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6.016564" calcext:value-type="float">
            <text:p>6.016564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Service_year_of_vehicl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1.893472" calcext:value-type="float">
            <text:p>31.893472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Age_band_of_casualt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44" calcext:value-type="float">
            <text:p>244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Number_of_vehicles_invol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Fitness_of_casualit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635" calcext:value-type="float">
            <text:p>2635</text:p>
          </table:table-cell>
          <table:table-cell table:style-name="ce7" office:value-type="float" office:value="21.394933" calcext:value-type="float">
            <text:p>21.394933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Road_surface_typ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.396557" calcext:value-type="float">
            <text:p>1.396557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Age_band_of_driv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Casualty_severit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Road_surface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Casualty_clas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Light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Owner_of_vehic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3.913608" calcext:value-type="float">
            <text:p>3.913608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>
          <table:table-cell table:style-name="ce3" office:value-type="string" calcext:value-type="string">
            <text:p>Vehicle_driver_relati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4.701202" calcext:value-type="float">
            <text:p>4.701202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Sex_of_casual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2620" calcext:value-type="float">
            <text:p>262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Defect_of_vehic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427" calcext:value-type="float">
            <text:p>4427</text:p>
          </table:table-cell>
          <table:table-cell table:style-name="ce7" office:value-type="float" office:value="35.945112" calcext:value-type="float">
            <text:p>35.945112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ill missing, fix mixed data types</text:p>
          </table:table-cell>
        </table:table-row>
        <table:table-row table:style-name="ro1" table:visibility="filter">
          <table:table-cell table:style-name="ce3" office:value-type="string" calcext:value-type="string">
            <text:p>Sex_of_driv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78" calcext:value-type="float">
            <text:p>178</text:p>
          </table:table-cell>
          <table:table-cell table:style-name="ce7"/>
        </table:table-row>
        <table:table-row table:style-name="ro1" table:visibility="filter">
          <table:table-cell table:style-name="ce3" office:value-type="string" calcext:value-type="string">
            <text:p>Accident_severi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58" calcext:value-type="float">
            <text:p>158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8" office:value-type="string" calcext:value-type="string">
            <text:p>Vehicle_driver_relation|579</text:p>
          </table:table-cell>
          <table:table-cell table:formula="of:=RIGHT([.A39];LEN([.A39])-FIND(&quot;|&quot;;[.A39]))" office:value-type="string" office:string-value="579" calcext:value-type="string">
            <text:p>579</text:p>
          </table:table-cell>
          <table:table-cell table:formula="of:=LEFT([.A39];FIND(&quot;|&quot;;[.A39])-1)" office:value-type="string" office:string-value="Vehicle_driver_relation" calcext:value-type="string">
            <text:p>Vehicle_driver_re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ing_experience|829</text:p>
          </table:table-cell>
          <table:table-cell table:formula="of:=RIGHT([.A40];LEN([.A40])-FIND(&quot;|&quot;;[.A40]))" office:value-type="string" office:string-value="829" calcext:value-type="string">
            <text:p>829</text:p>
          </table:table-cell>
          <table:table-cell table:formula="of:=LEFT([.A40];FIND(&quot;|&quot;;[.A40])-1)" office:value-type="string" office:string-value="Driving_experience" calcext:value-type="string">
            <text:p>Driving_experi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wner_of_vehicle|482</text:p>
          </table:table-cell>
          <table:table-cell table:formula="of:=RIGHT([.A41];LEN([.A41])-FIND(&quot;|&quot;;[.A41]))" office:value-type="string" office:string-value="482" calcext:value-type="string">
            <text:p>482</text:p>
          </table:table-cell>
          <table:table-cell table:formula="of:=LEFT([.A41];FIND(&quot;|&quot;;[.A41])-1)" office:value-type="string" office:string-value="Owner_of_vehicle" calcext:value-type="string">
            <text:p>Owner_of_vehi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_accident_occured|239</text:p>
          </table:table-cell>
          <table:table-cell table:formula="of:=RIGHT([.A42];LEN([.A42])-FIND(&quot;|&quot;;[.A42]))" office:value-type="string" office:string-value="239" calcext:value-type="string">
            <text:p>239</text:p>
          </table:table-cell>
          <table:table-cell table:formula="of:=LEFT([.A42];FIND(&quot;|&quot;;[.A42])-1)" office:value-type="string" office:string-value="Area_accident_occured" calcext:value-type="string">
            <text:p>Area_accident_occu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es_or_Medians|385</text:p>
          </table:table-cell>
          <table:table-cell table:formula="of:=RIGHT([.A43];LEN([.A43])-FIND(&quot;|&quot;;[.A43]))" office:value-type="string" office:string-value="385" calcext:value-type="string">
            <text:p>385</text:p>
          </table:table-cell>
          <table:table-cell table:formula="of:=LEFT([.A43];FIND(&quot;|&quot;;[.A43])-1)" office:value-type="string" office:string-value="Lanes_or_Medians" calcext:value-type="string">
            <text:p>Lanes_or_Medi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ad_allignment|142</text:p>
          </table:table-cell>
          <table:table-cell table:formula="of:=RIGHT([.A44];LEN([.A44])-FIND(&quot;|&quot;;[.A44]))" office:value-type="string" office:string-value="142" calcext:value-type="string">
            <text:p>142</text:p>
          </table:table-cell>
          <table:table-cell table:formula="of:=LEFT([.A44];FIND(&quot;|&quot;;[.A44])-1)" office:value-type="string" office:string-value="Road_allignment" calcext:value-type="string">
            <text:p>Road_allign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ad_surface_type|172</text:p>
          </table:table-cell>
          <table:table-cell table:formula="of:=RIGHT([.A45];LEN([.A45])-FIND(&quot;|&quot;;[.A45]))" office:value-type="string" office:string-value="172" calcext:value-type="string">
            <text:p>172</text:p>
          </table:table-cell>
          <table:table-cell table:formula="of:=LEFT([.A45];FIND(&quot;|&quot;;[.A45])-1)" office:value-type="string" office:string-value="Road_surface_type" calcext:value-type="string">
            <text:p>Road_surfac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_of_collision|155</text:p>
          </table:table-cell>
          <table:table-cell table:formula="of:=RIGHT([.A46];LEN([.A46])-FIND(&quot;|&quot;;[.A46]))" office:value-type="string" office:string-value="155" calcext:value-type="string">
            <text:p>155</text:p>
          </table:table-cell>
          <table:table-cell table:formula="of:=LEFT([.A46];FIND(&quot;|&quot;;[.A46])-1)" office:value-type="string" office:string-value="Type_of_collision" calcext:value-type="string">
            <text:p>Type_of_coll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_movement|308</text:p>
          </table:table-cell>
          <table:table-cell table:formula="of:=RIGHT([.A47];LEN([.A47])-FIND(&quot;|&quot;;[.A47]))" office:value-type="string" office:string-value="308" calcext:value-type="string">
            <text:p>308</text:p>
          </table:table-cell>
          <table:table-cell table:formula="of:=LEFT([.A47];FIND(&quot;|&quot;;[.A47])-1)" office:value-type="string" office:string-value="Vehicle_movement" calcext:value-type="string">
            <text:p>Vehicle_movement</text:p>
          </table:table-cell>
          <table:table-cell table:number-columns-repeated="5"/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B40:Hoja1.J72" table:display-filter-buttons="true" table:orientation="column"/>
        <table:database-range table:name="__Anonymous_Sheet_DB__1" table:target-range-address="'null values'.A3:'null values'.H35" table:display-filter-buttons="true">
          <table:filter>
            <table:filter-and>
              <table:filter-condition table:field-number="3" table:value="142" table:operator="=">
                <table:filter-set-item table:value="142"/>
                <table:filter-set-item table:value="155"/>
                <table:filter-set-item table:value="172"/>
                <table:filter-set-item table:value="239"/>
                <table:filter-set-item table:value="2635"/>
                <table:filter-set-item table:value="308"/>
                <table:filter-set-item table:value="3198"/>
                <table:filter-set-item table:value="385"/>
                <table:filter-set-item table:value="3928"/>
                <table:filter-set-item table:value="4427"/>
                <table:filter-set-item table:value="482"/>
                <table:filter-set-item table:value="579"/>
                <table:filter-set-item table:value="741"/>
                <table:filter-set-item table:value="829"/>
                <table:filter-set-item table:value="887"/>
                <table:filter-set-item table:value="95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22:59:28.683126751</meta:creation-date>
    <dc:date>2023-04-24T02:00:08.387809543</dc:date>
    <meta:editing-duration>PT9H4M</meta:editing-duration>
    <meta:editing-cycles>3</meta:editing-cycles>
    <meta:generator>LibreOffice/6.4.7.2$Linux_X86_64 LibreOffice_project/40$Build-2</meta:generator>
    <meta:document-statistic meta:table-count="2" meta:cell-count="879" meta:object-count="0"/>
  </office:meta>
</office:document-meta>
</file>